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78000000442CFF43539.png" manifest:media-type="image/png"/>
  <manifest:file-entry manifest:full-path="Pictures/100002010000077E00000448F6E72514.png" manifest:media-type="image/png"/>
  <manifest:file-entry manifest:full-path="Pictures/100002010000078100000446C6887F87.png" manifest:media-type="image/png"/>
  <manifest:file-entry manifest:full-path="Pictures/100002010000077F0000043C0764FC76.png" manifest:media-type="image/png"/>
  <manifest:file-entry manifest:full-path="Pictures/10000201000007800000044BF531EBA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6929in" svg:height="3.8307in" draw:z-index="0"><draw:image xlink:href="Pictures/10000201000007800000044BF531EBA7.png" xlink:type="simple" xlink:show="embed" xlink:actuate="onLoad"/></draw:frame><draw:frame draw:style-name="fr2" draw:name="Image2" text:anchor-type="paragraph" svg:x="0in" svg:y="3.0591in" svg:width="6.6929in" svg:height="3.7807in" draw:z-index="1"><draw:image xlink:href="Pictures/100002010000077F0000043C0764FC76.png" xlink:type="simple" xlink:show="embed" xlink:actuate="onLoad"/></draw:frame><draw:frame draw:style-name="fr2" draw:name="Image3" text:anchor-type="paragraph" svg:x="0in" svg:y="6.1457in" svg:width="6.6929in" svg:height="3.811in" draw:z-index="2"><draw:image xlink:href="Pictures/100002010000078100000446C6887F87.png" xlink:type="simple" xlink:show="embed" xlink:actuate="onLoad"/></draw:frame></text:p>
      <text:p text:style-name="P1"><draw:frame draw:style-name="fr1" draw:name="Image4" text:anchor-type="paragraph" svg:width="6.6929in" svg:height="3.8244in" draw:z-index="3"><draw:image xlink:href="Pictures/100002010000077E00000448F6E72514.png" xlink:type="simple" xlink:show="embed" xlink:actuate="onLoad"/></draw:frame><draw:frame draw:style-name="fr2" draw:name="Image5" text:anchor-type="paragraph" svg:x="0in" svg:y="3.8236in" svg:width="6.6929in" svg:height="3.7992in" draw:z-index="4"><draw:image xlink:href="Pictures/100002010000078000000442CFF4353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l" fo:country="SI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sl" fo:country="SI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2T23:05:07.122767280</meta:creation-date>
    <dc:date>2015-11-22T23:09:25.093864282</dc:date>
    <meta:editing-duration>PT48S</meta:editing-duration>
    <meta:editing-cycles>2</meta:editing-cycles>
    <meta:generator>LibreOffice/4.4.5.2$Linux_X86_64 LibreOffice_project/40$Build-2</meta:generator>
    <meta:document-statistic meta:table-count="0" meta:image-count="5" meta:object-count="0" meta:page-count="2" meta:paragraph-count="0" meta:word-count="0" meta:character-count="0" meta:non-whitespace-character-count="0"/>
  </office:meta>
</office:document-meta>
</file>